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fo:color="#bf0000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fo:color="#bf0000" style:font-name="Lucida Console" fo:font-size="9pt" style:font-name-asian="Lucida Console" style:font-size-asian="9pt" style:font-name-complex="Lucida Console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</text:p>
      <text:p text:style-name="P1"/>
      <text:p text:style-name="P2"><text:span text:style-name="T1">NanaPa@LAPTOP-SU1HNRGN </text:span><text:span text:style-name="T2">MINGW64 </text:span><text:span text:style-name="T3">/</text:span></text:p>
      <text:p text:style-name="P1">$ cd</text:p>
      <text:p text:style-name="P1">cd</text:p>
      <text:p text:style-name="P2"><text:span text:style-name="T1">NanaPa@LAPTOP-SU1HNRGN </text:span><text:span text:style-name="T2">MINGW64 </text:span><text:span text:style-name="T3">~</text:span></text:p>
      <text:p text:style-name="P1">$ cd jimruns.github.io</text:p>
      <text:p text:style-name="P1"/>
      <text:p text:style-name="P2"><text:span text:style-name="T1">NanaPa@LAPTOP-SU1HNRGN </text:span><text:span text:style-name="T2">MINGW64 </text:span><text:span text:style-name="T3">~/jimruns.github.io</text:span><text:span text:style-name="T4"> (master)</text:span></text:p>
      <text:p text:style-name="P1">$ git status</text:p>
      <text:p text:style-name="P1">On branch master</text:p>
      <text:p text:style-name="P1">Your branch is based on 'origin/master', but the upstream is gone.</text:p>
      <text:p text:style-name="P1"><text:s text:c="2"/>(use "git branch --unset-upstream" to fixup)</text:p>
      <text:p text:style-name="P1"/>
      <text:p text:style-name="P1">Changes not staged for commit:</text:p>
      <text:p text:style-name="P1"><text:s text:c="2"/>(use "git add &lt;file&gt;..." to update what will be committed)</text:p>
      <text:p text:style-name="P1"><text:s text:c="2"/>(use "git checkout -- &lt;file&gt;..." to discard changes in working directory)</text:p>
      <text:p text:style-name="P1"/>
      <text:p text:style-name="P2"><text:span text:style-name="T5"><text:s text:c="8"/></text:span><text:span text:style-name="T6">modified: <text:s text:c="2"/>JimLombardiTrainingandRacingLog.pdf</text:span></text:p>
      <text:p text:style-name="P2"><text:span text:style-name="T5"><text:s text:c="8"/></text:span><text:span text:style-name="T6">modified: <text:s text:c="2"/>UsefulDocuments/RunningLog/LogG2019/JimLombardiTrainingandRacingLog.odt</text:span></text:p>
      <text:p text:style-name="P2"><text:span text:style-name="T5"><text:s text:c="8"/></text:span><text:span text:style-name="T6">modified: <text:s text:c="2"/>UsefulDocuments/RunningLog/LogG2019/LogG2019.odt</text:span></text:p>
      <text:p text:style-name="P3"/>
      <text:p text:style-name="P1">no changes added to commit (use "git add" and/or "git commit -a")</text:p>
      <text:p text:style-name="P1"/>
      <text:p text:style-name="P2"><text:span text:style-name="T1">NanaPa@LAPTOP-SU1HNRGN </text:span><text:span text:style-name="T2">MINGW64 </text:span><text:span text:style-name="T3">~/jimruns.github.io</text:span><text:span text:style-name="T4"> (master)</text:span></text:p>
      <text:p text:style-name="P1">$ git branch --unset-upstream</text:p>
      <text:p text:style-name="P1"/>
      <text:p text:style-name="P2"><text:span text:style-name="T1">NanaPa@LAPTOP-SU1HNRGN </text:span><text:span text:style-name="T2">MINGW64 </text:span><text:span text:style-name="T3">~/jimruns.github.io</text:span><text:span text:style-name="T4"> (master)</text:span></text:p>
      <text:p text:style-name="P1">$ git add</text:p>
      <text:p text:style-name="P1">Nothing specified, nothing added.</text:p>
      <text:p text:style-name="P1">Maybe you wanted to say 'git add .'?</text:p>
      <text:p text:style-name="P1"/>
      <text:p text:style-name="P2"><text:span text:style-name="T1">NanaPa@LAPTOP-SU1HNRGN </text:span><text:span text:style-name="T2">MINGW64 </text:span><text:span text:style-name="T3">~/jimruns.github.io</text:span><text:span text:style-name="T4"> (master)</text:span></text:p>
      <text:p text:style-name="P1">$ git add .</text:p>
      <text:p text:style-name="P1"/>
      <text:p text:style-name="P2"><text:span text:style-name="T1">NanaPa@LAPTOP-SU1HNRGN </text:span><text:span text:style-name="T2">MINGW64 </text:span><text:span text:style-name="T3">~/jimruns.github.io</text:span><text:span text:style-name="T4"> (master)</text:span></text:p>
      <text:p text:style-name="P1">$ git commit -m "12 10 2020"</text:p>
      <text:p text:style-name="P1">[master 625f79b] 12 10 2020</text:p>
      <text:p text:style-name="P1"><text:s/>3 files changed, 0 insertions(+), 0 deletions(-)</text:p>
      <text:p text:style-name="P1"/>
      <text:p text:style-name="P2"><text:span text:style-name="T1">NanaPa@LAPTOP-SU1HNRGN </text:span><text:span text:style-name="T2">MINGW64 </text:span><text:span text:style-name="T3">~/jimruns.github.io</text:span><text:span text:style-name="T4"> (master)</text:span></text:p>
      <text:p text:style-name="P1">$ git push</text:p>
      <text:p text:style-name="P1">fatal: The current branch master has no upstream branch.</text:p>
      <text:p text:style-name="P1">To push the current branch and set the remote as upstream, use</text:p>
      <text:p text:style-name="P1"/>
      <text:p text:style-name="P1"><text:s text:c="4"/>git push --set-upstream origin master</text:p>
      <text:p text:style-name="P1"/>
      <text:p text:style-name="P1"/>
      <text:p text:style-name="P2"><text:span text:style-name="T1">NanaPa@LAPTOP-SU1HNRGN </text:span><text:span text:style-name="T2">MINGW64 </text:span><text:span text:style-name="T3">~/jimruns.github.io</text:span><text:span text:style-name="T4"> (master)</text:span></text:p>
      <text:p text:style-name="P1">$ git push --set-upstream origin master</text:p>
      <text:p text:style-name="P1">Counting objects: 8, done.</text:p>
      <text:p text:style-name="P1">Delta compression using up to 4 threads.</text:p>
      <text:p text:style-name="P1">Compressing objects: 100% (8/8), done.</text:p>
      <text:p text:style-name="P1">Writing objects: 100% (8/8), 70.10 KiB | 3.19 MiB/s, done.</text:p>
      <text:p text:style-name="P1">Total 8 (delta 7), reused 0 (delta 0)</text:p>
      <text:p text:style-name="P1">remote: Resolving deltas: 100% (7/7), completed with 6 local objects.</text:p>
      <text:p text:style-name="P1">To https://github.com/jimruns/jimruns.github.io.git</text:p>
      <text:p text:style-name="P1"><text:s text:c="3"/>f6d6eaf..625f79b <text:s/>master -&gt; master</text:p>
      <text:p text:style-name="P1">error: update_ref failed for ref 'refs/remotes/origin/master': cannot lock ref 'refs/remotes/origin/master': unable to resolve reference 'refs/remotes/origin/master': reference broken</text:p>
      <text:p text:style-name="P1">Branch 'master' set up to track remote branch 'master' from 'origin'.</text:p>
      <text:p text:style-name="P1"/>
      <text:p text:style-name="P2"><text:span text:style-name="T1">NanaPa@LAPTOP-SU1HNRGN </text:span><text:span text:style-name="T2">MINGW64 </text:span><text:span text:style-name="T3">~/jimruns.github.io</text:span><text:span text:style-name="T4"> (master)</text:span></text:p>
      <text:p text:style-name="P1">$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0-12-10T17:20:42.19</meta:creation-date>
    <meta:document-statistic meta:table-count="0" meta:image-count="0" meta:object-count="0" meta:page-count="1" meta:paragraph-count="49" meta:word-count="272" meta:character-count="2189"/>
    <dc:date>2020-12-10T17:21:34.64</dc:date>
    <dc:creator>James Lombardi</dc:creator>
    <meta:editing-duration>PT54S</meta:editing-duration>
    <meta:editing-cycles>1</meta:editing-cycles>
    <meta:generator>OpenOffice/4.1.2$Win32 OpenOffice.org_project/412m3$Build-9782</meta:generator>
  </office:meta>
</office:document-meta>
</file>